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640" officeooo:paragraph-rsid="001c9640"/>
    </style:style>
    <style:style style:name="P2" style:family="paragraph" style:parent-style-name="Standard">
      <style:paragraph-properties fo:text-align="center" style:justify-single-word="false"/>
      <style:text-properties fo:color="#c9211e" officeooo:rsid="001c9640" officeooo:paragraph-rsid="001c9640"/>
    </style:style>
    <style:style style:name="P3" style:family="paragraph" style:parent-style-name="Standard">
      <style:paragraph-properties fo:text-align="start" style:justify-single-word="false"/>
      <style:text-properties fo:color="#000000" officeooo:rsid="001c9640" officeooo:paragraph-rsid="001c9640"/>
    </style:style>
    <style:style style:name="P4" style:family="paragraph" style:parent-style-name="Standard">
      <style:text-properties officeooo:rsid="0020c019" officeooo:paragraph-rsid="0020c019"/>
    </style:style>
    <style:style style:name="P5" style:family="paragraph" style:parent-style-name="Standard">
      <style:text-properties officeooo:rsid="00220f56" officeooo:paragraph-rsid="00220f56"/>
    </style:style>
    <style:style style:name="P6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7" style:family="paragraph" style:parent-style-name="Standard">
      <style:text-properties fo:color="#ffffff" style:font-name="Consolas" fo:font-size="10.5pt" fo:font-weight="normal" officeooo:rsid="00220f56" officeooo:paragraph-rsid="00220f56" fo:background-color="#000000"/>
    </style:style>
    <style:style style:name="P8" style:family="paragraph" style:parent-style-name="Standard">
      <style:text-properties officeooo:rsid="0023662b" officeooo:paragraph-rsid="0023662b"/>
    </style:style>
    <style:style style:name="P9" style:family="paragraph" style:parent-style-name="Standard">
      <style:text-properties officeooo:rsid="00257580" officeooo:paragraph-rsid="00257580"/>
    </style:style>
    <style:style style:name="P10" style:family="paragraph" style:parent-style-name="Standard">
      <style:text-properties officeooo:rsid="0025e6eb" officeooo:paragraph-rsid="0025e6eb"/>
    </style:style>
    <style:style style:name="P11" style:family="paragraph" style:parent-style-name="Standard">
      <style:text-properties officeooo:rsid="0026359a" officeooo:paragraph-rsid="0026359a"/>
    </style:style>
    <style:style style:name="P12" style:family="paragraph" style:parent-style-name="Standard">
      <style:text-properties officeooo:rsid="00277b9e" officeooo:paragraph-rsid="00277b9e"/>
    </style:style>
    <style:style style:name="P13" style:family="paragraph" style:parent-style-name="Standard">
      <style:text-properties officeooo:rsid="00277b9e" officeooo:paragraph-rsid="0028fc05"/>
    </style:style>
    <style:style style:name="P14" style:family="paragraph" style:parent-style-name="Standard">
      <style:text-properties officeooo:rsid="00278847" officeooo:paragraph-rsid="00278847"/>
    </style:style>
    <style:style style:name="P15" style:family="paragraph" style:parent-style-name="Standard">
      <style:text-properties officeooo:rsid="00278847" officeooo:paragraph-rsid="0028fc05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d4d4d4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23d602"/>
    </style:style>
    <style:style style:name="T8" style:family="text">
      <style:text-properties officeooo:rsid="0028fc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</text:p>
      <text:p text:style-name="P2"/>
      <text:p text:style-name="P2"/>
      <text:p text:style-name="P2"/>
      <text:p text:style-name="P3"/>
      <text:p text:style-name="P1">document.getElementById('num1')</text:p>
      <text:p text:style-name="P1"/>
      <text:p text:style-name="P1">document.getElementById('num1').textContent = "Shala."</text:p>
      <text:p text:style-name="P1"/>
      <text:p text:style-name="P1">document.getElementById('num1').style.textAlign="center"</text:p>
      <text:p text:style-name="P1"/>
      <text:p text:style-name="P1">document.getElementById('num1').style.backgroundColor="pink"</text:p>
      <text:p text:style-name="P4"/>
      <text:p text:style-name="P4">getElementByClassName</text:p>
      <text:p text:style-name="P4"/>
      <text:p text:style-name="P4">getElementByName</text:p>
      <text:p text:style-name="P4"/>
      <text:p text:style-name="P4">getElementByTagName</text:p>
      <text:p text:style-name="P4"/>
      <text:p text:style-name="P4"/>
      <text:p text:style-name="P7"><text:span text:style-name="T1">document</text:span>.<text:span text:style-name="T2">getElementById</text:span>(<text:span text:style-name="T3">'num1'</text:span>).<text:span text:style-name="T1">style</text:span>.<text:span text:style-name="T1">color</text:span><text:span text:style-name="T4">=</text:span><text:span text:style-name="T3">"blue"</text:span>;</text:p>
      <text:p text:style-name="P6"><text:span text:style-name="T1">document</text:span>.<text:span text:style-name="T2">getElementById</text:span>(<text:span text:style-name="T3">'num1'</text:span>).<text:span text:style-name="T1">style</text:span>.<text:span text:style-name="T1">backgroundColor</text:span><text:span text:style-name="T4">=</text:span><text:span text:style-name="T3">"pink"</text:span>;</text:p>
      <text:p text:style-name="P5"/>
      <text:p text:style-name="P8">document.querrySelector(‘body&gt;p’) → retourne le 1<text:span text:style-name="T5">er</text:span> paragraphe du body</text:p>
      <text:p text:style-name="P8"/>
      <text:p text:style-name="P8"><text:span text:style-name="T7">a</text:span>lert ('Salame les reuf') <text:s text:c="2"/>→<text:span text:style-name="T7"> pour faire un pop up</text:span></text:p>
      <text:p text:style-name="P8"/>
      <text:p text:style-name="P8">prompt('Donne un chiffre') →<text:span text:style-name="T7"> demande une chaine de caractères</text:span></text:p>
      <text:p text:style-name="P8"/>
      <text:p text:style-name="P8"/>
      <text:p text:style-name="P8">let couleur = prompt('Donne couleur (red,blue,green)')<text:line-break/>if (couleur === 'red') {<text:line-break/> <text:s text:c="7"/>document.getElementsByTagName('body')[0].style.backgroundColor='red';<text:line-break/>}<text:line-break/>else if (couleur ==='green')<text:line-break/>{<text:line-break/> <text:s text:c="7"/>document.getElementsByTagName('body')[0].style.backgroundColor='green';<text:line-break/>}<text:line-break/><text:line-break/>else if(couleur ==='blue')<text:line-break/>{<text:line-break/> <text:s text:c="7"/>document.getElementsByTagName('body')[0].style.backgroundColor='blue';<text:line-break/>}</text:p>
      <text:p text:style-name="P8"/>
      <text:p text:style-name="P8"/>
      <text:p text:style-name="P9">toUpperCase → pour mettre tout en majuscules</text:p>
      <text:p text:style-name="P9">toLowerCase → pour tout mettre en minuscules</text:p>
      <text:p text:style-name="P9"/>
      <text:p text:style-name="P10">continue → permet de sauté des bloques </text:p>
      <text:p text:style-name="P11">break → sort de la boucle for</text:p>
      <text:p text:style-name="P11"/>
      <text:p text:style-name="P11"/>
      <text:p text:style-name="P13"><text:soft-page-break/>(valeurPrompt=== « coucouc »):alert(‘coucou’) :alert(‘probleme’) ; →<text:span text:style-name="T8"> Si ternaire </text:span></text:p>
      <text:p text:style-name="P15"/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5:05:48.941000000</meta:creation-date>
    <dc:date>2022-04-26T11:24:04.428000000</dc:date>
    <meta:editing-duration>PT4H54M48S</meta:editing-duration>
    <meta:editing-cycles>13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19" meta:word-count="102" meta:character-count="1180" meta:non-whitespace-character-count="1068"/>
  </office:meta>
</office:document-meta>
</file>